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0cm"/>
    </style:style>
    <style:style style:name="gr7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844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cm" svg:y="1.5cm" presentation:class="title" presentation:user-transformed="true">
          <draw:text-box>
            <text:p>Presenter Component Diagram</text:p>
          </draw:text-box>
        </draw:frame>
        <draw:custom-shape draw:style-name="gr1" draw:text-style-name="P3" draw:layer="layout" svg:width="14.605cm" svg:height="1.27cm" svg:x="1.27cm" svg:y="5.08cm">
          <text:p text:style-name="P2"><text:span text:style-name="T1">External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4.445cm" svg:height="1.905cm" draw:transform="rotate (1.5707963267946) translate (24.13cm 8.25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4" draw:id="id1" draw:layer="layout" svg:width="3.81cm" svg:height="2.54cm" svg:x="1.905cm" svg:y="12.065cm">
          <text:p text:style-name="P2"><text:span text:style-name="T2">Sanity</text:span></text:p>
          <text:p text:style-name="P2"><text:span text:style-name="T2">chec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81cm" draw:transform="rotate (-1.57079632679579) translate (5.715cm 6.35cm)">
          <text:p text:style-name="P2">Model-bound</text:p>
          <text:p text:style-name="P2">operations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3.81cm" svg:height="3.175cm" draw:transform="rotate (-1.57079632679579) translate (15.237cm 6.35cm)">
          <text:p text:style-name="P2">User</text:p>
          <text:p text:style-name="P2">actions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3" draw:text-style-name="P2" draw:layer="layout" draw:type="line" svg:x1="3.81cm" svg:y1="14.605cm" svg:x2="3.81cm" svg:y2="19.685cm" draw:start-shape="id1" draw:start-glue-point="2" svg:d="m3810 14605v5080">
          <text:p/>
        </draw:connector>
        <draw:frame draw:style-name="gr4" draw:layer="layout" svg:width="3.139cm" svg:height="0.962cm" svg:x="0.671cm" svg:y="16.818cm">
          <draw:text-box>
            <text:p>To Model</text:p>
          </draw:text-box>
        </draw:frame>
        <draw:custom-shape draw:style-name="gr2" draw:text-style-name="P2" draw:id="id4" draw:layer="layout" svg:width="3.175cm" svg:height="1.905cm" svg:x="12.7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id="id3" draw:layer="layout" svg:width="3.175cm" svg:height="1.905cm" draw:transform="rotate (1.5707963267946) translate (10.795cm 19.6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3.952cm" svg:height="1.673cm" svg:x="12.065cm" svg:y="18.012cm">
          <draw:text-box>
            <text:p>Notifications</text:p>
            <text:p>from model</text:p>
          </draw:text-box>
        </draw:frame>
        <draw:custom-shape draw:style-name="gr1" draw:text-style-name="P4" draw:id="id2" draw:layer="layout" svg:width="4.445cm" svg:height="1.905cm" svg:x="9.525cm" svg:y="13.335cm">
          <text:p text:style-name="P2"><text:span text:style-name="T2">Relevance</text:span></text:p>
          <text:p text:style-name="P2"><text:span text:style-name="T2">filt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747cm" svg:y1="15.24cm" svg:x2="11.748cm" svg:y2="16.511cm" draw:start-shape="id2" draw:start-glue-point="2" draw:end-shape="id3" draw:end-glue-point="5" svg:d="m11747 15240 1 1271">
          <text:p/>
        </draw:connector>
        <draw:connector draw:style-name="gr3" draw:text-style-name="P2" draw:layer="layout" draw:type="line" svg:x1="11.747cm" svg:y1="13.335cm" svg:x2="12.7cm" svg:y2="11.113cm" draw:start-shape="id2" draw:start-glue-point="0" draw:end-shape="id4" draw:end-glue-point="4" svg:d="m11747 13335 953-2222">
          <text:p/>
        </draw:connector>
        <draw:custom-shape draw:style-name="gr1" draw:text-style-name="P4" draw:id="id5" draw:layer="layout" svg:width="5.08cm" svg:height="3.175cm" svg:x="17.78cm" svg:y="9.525cm">
          <text:p text:style-name="P2"><text:span text:style-name="T2">Display state</text:span></text:p>
          <text:p text:style-name="P2"><text:span text:style-name="T2">logic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7.78cm" svg:y1="11.112cm" svg:x2="15.875cm" svg:y2="11.113cm" draw:start-shape="id5" draw:start-glue-point="3" draw:end-shape="id4" draw:end-glue-point="5" svg:d="m17780 11112-1905 1">
          <text:p/>
        </draw:connector>
        <draw:connector draw:style-name="gr3" draw:text-style-name="P2" draw:layer="layout" svg:x1="22.86cm" svg:y1="11.112cm" svg:x2="25.083cm" svg:y2="8.255cm" draw:start-shape="id5" draw:start-glue-point="1" draw:end-shape="id6" draw:end-glue-point="4" svg:d="m22860 11112h2223v-2857">
          <text:p/>
        </draw:connector>
        <draw:connector draw:style-name="gr3" draw:text-style-name="P2" draw:layer="layout" draw:type="line" svg:x1="20.32cm" svg:y1="12.7cm" svg:x2="20.32cm" svg:y2="19.685cm" draw:start-shape="id5" draw:start-glue-point="2" svg:d="m20320 12700v6985">
          <text:p/>
        </draw:connector>
        <draw:frame draw:style-name="gr4" draw:layer="layout" svg:width="4.096cm" svg:height="1.673cm" svg:x="20.32cm" svg:y="16.51cm">
          <draw:text-box>
            <text:p>Requests for</text:p>
            <text:p>model data</text:p>
          </draw:text-box>
        </draw:frame>
        <draw:frame draw:style-name="gr5" draw:layer="layout" svg:width="5.713cm" svg:height="1.905cm" svg:x="19.052cm" svg:y="5.715cm">
          <draw:text-box>
            <text:p>Errors and view</text:p>
            <text:p>update commands</text:p>
          </draw:text-box>
        </draw:frame>
        <draw:connector draw:style-name="gr3" draw:text-style-name="P2" draw:layer="layout" draw:type="line" svg:x1="5.715cm" svg:y1="13.335cm" svg:x2="7.62cm" svg:y2="13.335cm" draw:start-shape="id1" draw:start-glue-point="1" svg:d="m5715 13335h1905">
          <text:p/>
        </draw:connector>
        <draw:connector draw:style-name="gr3" draw:text-style-name="P2" draw:layer="layout" draw:type="line" svg:x1="13.97cm" svg:y1="14.287cm" svg:x2="15.991cm" svg:y2="14.295cm" draw:start-shape="id2" draw:start-glue-point="1" svg:d="m13970 14287 2021 8">
          <text:p/>
        </draw:connector>
        <draw:frame draw:style-name="gr6" draw:layer="layout" svg:width="4.198cm" svg:height="1.813cm" svg:x="5.715cm" svg:y="11.66cm">
          <draw:text-box>
            <text:p>Errors to</text:p>
            <text:p>output queue</text:p>
          </draw:text-box>
        </draw:frame>
        <draw:frame draw:style-name="gr4" draw:layer="layout" svg:width="4.198cm" svg:height="1.673cm" svg:x="13.97cm" svg:y="12.608cm">
          <draw:text-box>
            <text:p>Errors to</text:p>
            <text:p>output queue</text:p>
          </draw:text-box>
        </draw:frame>
        <presentation:notes draw:style-name="dp2">
          <draw:page-thumbnail draw:style-name="gr7" draw:layer="layout" svg:width="13.586cm" svg:height="11.136cm" svg:x="3.705cm" svg:y="2.256cm" draw:page-number="1" presentation:class="page"/>
          <draw:frame presentation:style-name="pr2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Tunnel</dc:title>
    <dc:description>Presentation Layout Template</dc:description>
    <meta:creation-date>2011-01-11T22:52:53</meta:creation-date>
    <dc:language>en-US</dc:language>
    <meta:editing-cycles>14</meta:editing-cycles>
    <meta:editing-duration>PT03H19M12S</meta:editing-duration>
    <meta:initial-creator>Myk Taylor</meta:initial-creator>
    <dc:date>2011-01-13T11:09:26</dc:date>
    <dc:creator>Myk Taylor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../../../usr/lib64/openoffice/basis3.2/share/template/en-US/layout/lyt-tunnel.otp"/>
  </office:meta>
</office:document-meta>
</file>